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047cm"/>
    </style:style>
    <style:style style:name="co4" style:family="table-column">
      <style:table-column-properties fo:break-before="auto" style:column-width="11.714cm"/>
    </style:style>
    <style:style style:name="co5" style:family="table-column">
      <style:table-column-properties fo:break-before="auto" style:column-width="6.7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CANVAS</text:p>
          </table:table-cell>
          <table:table-cell table:style-name="ce1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zymy i zakłucenia</text:p>
          </table:table-cell>
          <table:table-cell office:value-type="string">
            <text:p>https://codepen.io/alenaksu/pen/dGjeMZ</text:p>
          </table:table-cell>
          <table:table-cell table:number-columns-repeated="1022"/>
        </table:table-row>
        <table:table-row table:style-name="ro1">
          <table:table-cell office:value-type="string">
            <text:p>wirująca kula elementów</text:p>
          </table:table-cell>
          <table:table-cell office:value-type="string">
            <text:p>https://codepen.io/borian/pen/wcezp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1">
          <table:table-cell office:value-type="string">
            <text:p>jak wyżej</text:p>
          </table:table-cell>
          <table:table-cell office:value-type="string">
            <text:p>https://codepen.io/borian/pen/oKwGA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1">
          <table:table-cell office:value-type="string">
            <text:p>efekt cząsteczkowy</text:p>
          </table:table-cell>
          <table:table-cell office:value-type="string">
            <text:p>https://codepen.io/shubniggurath/pen/vvqamE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1">
          <table:table-cell office:value-type="string">
            <text:p>wirujące gwiazdy</text:p>
          </table:table-cell>
          <table:table-cell office:value-type="string">
            <text:p>https://codepen.io/giana/pen/qbWNYy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1">
          <table:table-cell office:value-type="string">
            <text:p>cząsteczki z motion-blur</text:p>
          </table:table-cell>
          <table:table-cell office:value-type="string">
            <text:p>https://codepen.io/HektorW/pen/PPMGXO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1">
          <table:table-cell office:value-type="string">
            <text:p>jak wyżej</text:p>
          </table:table-cell>
          <table:table-cell office:value-type="string">
            <text:p>https://codepen.io/towc/pen/LVEvEq</text:p>
          </table:table-cell>
          <table:table-cell office:value-type="string">
            <text:p>///</text:p>
          </table:table-cell>
          <table:table-cell table:number-columns-repeated="1021"/>
        </table:table-row>
        <table:table-row table:style-name="ro1">
          <table:table-cell office:value-type="string">
            <text:p>wirujące koło</text:p>
          </table:table-cell>
          <table:table-cell office:value-type="string">
            <text:p>https://codepen.io/Amaj/pen/azXvXY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1">
          <table:table-cell office:value-type="string">
            <text:p>coś jak abstrakcyjna komórka</text:p>
          </table:table-cell>
          <table:table-cell office:value-type="string">
            <text:p>https://codepen.io/grgrdvrt/pen/BIcnj</text:p>
          </table:table-cell>
          <table:table-cell office:value-type="string">
            <text:p>szara komórka w muzgu</text:p>
          </table:table-cell>
          <table:table-cell table:number-columns-repeated="1021"/>
        </table:table-row>
        <table:table-row table:style-name="ro1">
          <table:table-cell office:value-type="string">
            <text:p>zajebisty dym, para</text:p>
          </table:table-cell>
          <table:table-cell office:value-type="string">
            <text:p>https://codepen.io/loktar00/pen/DJGbo</text:p>
          </table:table-cell>
          <table:table-cell office:value-type="string">
            <text:p>////</text:p>
          </table:table-cell>
          <table:table-cell table:number-columns-repeated="1021"/>
        </table:table-row>
        <table:table-row table:style-name="ro1">
          <table:table-cell office:value-type="string">
            <text:p>canvas krecioł</text:p>
          </table:table-cell>
          <table:table-cell office:value-type="string">
            <text:p>https://codepen.io/jackrugile/pen/Gving</text:p>
          </table:table-cell>
          <table:table-cell office:value-type="string">
            <text:p>np. jako loader</text:p>
          </table:table-cell>
          <table:table-cell table:number-columns-repeated="1021"/>
        </table:table-row>
        <table:table-row table:style-name="ro1">
          <table:table-cell office:value-type="string">
            <text:p>Canvas – radar OKOK</text:p>
          </table:table-cell>
          <table:table-cell office:value-type="string">
            <text:p>https://codepen.io/jackrugile/pen/ejsbf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enerowanie textu</text:p>
          </table:table-cell>
          <table:table-cell office:value-type="string">
            <text:p>https://codepen.io/svencreations/pen/pqXdPa</text:p>
          </table:table-cell>
          <table:table-cell table:number-columns-repeated="1022"/>
        </table:table-row>
        <table:table-row table:style-name="ro1">
          <table:table-cell office:value-type="string">
            <text:p>Anim-canvas</text:p>
          </table:table-cell>
          <table:table-cell office:value-type="string">
            <text:p>https://codepen.io/onuraslan/pen/MZdOdd</text:p>
          </table:table-cell>
          <table:table-cell office:value-type="string">
            <text:p>//np obramowanie logo</text:p>
          </table:table-cell>
          <table:table-cell table:number-columns-repeated="1021"/>
        </table:table-row>
        <table:table-row table:style-name="ro1">
          <table:table-cell office:value-type="string">
            <text:p>animacja motyla css i js</text:p>
          </table:table-cell>
          <table:table-cell office:value-type="string">
            <text:p>https://codepen.io/JEFworks/pen/XzKJmv</text:p>
          </table:table-cell>
          <table:table-cell office:value-type="string">
            <text:p>///</text:p>
          </table:table-cell>
          <table:table-cell table:number-columns-repeated="1021"/>
        </table:table-row>
        <table:table-row table:style-name="ro1">
          <table:table-cell office:value-type="string">
            <text:p>animacja dłoni – pukanie palcami</text:p>
          </table:table-cell>
          <table:table-cell office:value-type="string">
            <text:p>https://codepen.io/r4ms3s/pen/XJqeKB</text:p>
          </table:table-cell>
          <table:table-cell office:value-type="string">
            <text:p>wykorzystać do ludka spoza ekranu</text:p>
          </table:table-cell>
          <table:table-cell table:number-columns-repeated="1021"/>
        </table:table-row>
        <table:table-row table:style-name="ro1">
          <table:table-cell office:value-type="string">
            <text:p>stylowanie textu w pionie</text:p>
          </table:table-cell>
          <table:table-cell office:value-type="string">
            <text:p>https://codepen.io/DuskoStamenic/pen/bOZYXJ</text:p>
          </table:table-cell>
          <table:table-cell table:number-columns-repeated="1022"/>
        </table:table-row>
        <table:table-row table:style-name="ro1">
          <table:table-cell office:value-type="string">
            <text:p>animowane ikonki pogody</text:p>
          </table:table-cell>
          <table:table-cell office:value-type="string">
            <text:p>https://codepen.io/joshbader/pen/EjXgqr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1">
          <table:table-cell office:value-type="string">
            <text:p>Textstyle-Flip text effect</text:p>
          </table:table-cell>
          <table:table-cell office:value-type="string">
            <text:p>https://codepen.io/mycreatesite/pen/OrZVem</text:p>
          </table:table-cell>
          <table:table-cell table:number-columns-repeated="1022"/>
        </table:table-row>
        <table:table-row table:style-name="ro1">
          <table:table-cell office:value-type="string">
            <text:p>animowany svg – stroke</text:p>
          </table:table-cell>
          <table:table-cell office:value-type="string">
            <text:p>https://codepen.io/Yakudoo/pen/LEwp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fekty css</text:p>
          </table:table-cell>
          <table:table-cell office:value-type="string">
            <text:p>https://codepen.io/AlexWarnes/pen/jXYYKL</text:p>
          </table:table-cell>
          <table:table-cell office:value-type="string">
            <text:p>loadery, przerywnik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ss robaczki świetojańskie</text:p>
          </table:table-cell>
          <table:table-cell office:value-type="string">
            <text:p>https://codepen.io/mikegolus/pen/Jegvym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ozwijalne menu czysty css</text:p>
          </table:table-cell>
          <table:table-cell office:value-type="string">
            <text:p>https://codepen.io/stevenkuipers/pen/OrRroX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ładne buttony</text:p>
          </table:table-cell>
          <table:table-cell office:value-type="string">
            <text:p>https://codepen.io/raad/pen/yGrnk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ello world – animation</text:p>
          </table:table-cell>
          <table:table-cell office:value-type="string">
            <text:p>https://codepen.io/hexagoncircle/pen/qQYabB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sty canvas wirujące cząstki</text:p>
          </table:table-cell>
          <table:table-cell office:value-type="string">
            <text:p>https://codepen.io/rajatkantinandi/pen/wQJagO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ader trójkąt anim</text:p>
          </table:table-cell>
          <table:table-cell office:value-type="string">
            <text:p><text:a xlink:href="https://codepen.io/kevinbreaker/pen/WKYMrw?page=2">https://codepen.io/kevinbreaker/pen/WKYMrw?page=2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utorial ok</text:p>
          </table:table-cell>
          <table:table-cell office:value-type="string">
            <text:p><text:a xlink:href="https://www.youtube.com/watch?v=UcdigVaIYAk">https://www.youtube.com/watch?v=UcdigVaIYAk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SAP – animowane gadgety</text:p>
          </table:table-cell>
          <table:table-cell office:value-type="string">
            <text:p><text:a xlink:href="https://codepen.io/jonitrythall/pen/rNNvxJj">https://codepen.io/jonitrythall/pen/rNNvxJj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SAP – animacja tytułu</text:p>
          </table:table-cell>
          <table:table-cell office:value-type="string">
            <text:p><text:a xlink:href="https://codepen.io/isladjan/pen/pooLQmM">https://codepen.io/isladjan/pen/pooLQmM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ływający obraz</text:p>
          </table:table-cell>
          <table:table-cell office:value-type="string">
            <text:p><text:a xlink:href="https://codepen.io/felixandfriends/pen/oNNxzyj">https://codepen.io/felixandfriends/pen/oNNxzyj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imowanie liter do textu</text:p>
          </table:table-cell>
          <table:table-cell office:value-type="string">
            <text:p><text:a xlink:href="https://codepen.io/natewiley/pen/xGyZXp">https://codepen.io/natewiley/pen/xGyZXp</text:a></text:p>
          </table:table-cell>
          <table:table-cell office:value-type="string">
            <text:p>generowanie frazesu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ak wyżej</text:p>
          </table:table-cell>
          <table:table-cell office:value-type="string">
            <text:p><text:a xlink:href="https://codepen.io/thedaruma/pen/rrxNKE">https://codepen.io/thedaruma/pen/rrxNKE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w</text:p>
          </table:table-cell>
          <table:table-cell office:value-type="string">
            <text:p><text:a xlink:href="https://codepen.io/sedlukha/pen/eRoYMZ">https://codepen.io/sedlukha/pen/eRoYMZ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ż</text:p>
          </table:table-cell>
          <table:table-cell office:value-type="string">
            <text:p><text:a xlink:href="https://codepen.io/nemmoj/pen/EKwRyO">https://codepen.io/nemmoj/pen/EKwRyO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rticle text effect</text:p>
          </table:table-cell>
          <table:table-cell office:value-type="string">
            <text:p><text:a xlink:href="https://codepen.io/tomncurry/pen/wXKReQ">https://codepen.io/tomncurry/pen/wXKReQ</text:a></text:p>
          </table:table-cell>
          <table:table-cell office:value-type="string">
            <text:p>za trud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eon</text:p>
          </table:table-cell>
          <table:table-cell office:value-type="string">
            <text:p><text:a xlink:href="https://codepen.io/giana/pen/qmKNeE">https://codepen.io/giana/pen/qmKNeE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zykłady</text:p>
          </table:table-cell>
          <table:table-cell office:value-type="string">
            <text:p><text:a xlink:href="https://freebiesupply.com/blog/css-text-effects-from-codepen/">https://freebiesupply.com/blog/css-text-effects-from-codepen/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fekt fali na texcie</text:p>
          </table:table-cell>
          <table:table-cell office:value-type="string">
            <text:p><text:a xlink:href="https://codepen.io/lbebber/pen/EVxvWN">https://codepen.io/lbebber/pen/EVxvWN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imowane litery do textu</text:p>
          </table:table-cell>
          <table:table-cell office:value-type="string">
            <text:p><text:a xlink:href="https://codepen.io/natewiley/pen/PPyBJg">https://codepen.io/natewiley/pen/PPyBJg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mysł na logo</text:p>
          </table:table-cell>
          <table:table-cell office:value-type="string">
            <text:p><text:a xlink:href="https://codepen.io/daybrush/pen/MMyORm">https://codepen.io/daybrush/pen/MMyORm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fekt do hasła</text:p>
          </table:table-cell>
          <table:table-cell office:value-type="string">
            <text:p><text:a xlink:href="https://codepen.io/michellebarker/pen/bPEWGK">https://codepen.io/michellebarker/pen/bPEWGK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moke effect Harry Potter</text:p>
          </table:table-cell>
          <table:table-cell office:value-type="string">
            <text:p><text:a xlink:href="https://codepen.io/hiroshi_m/pen/YoKYVv">https://codepen.io/hiroshi_m/pen/YoKYVv</text:a></text:p>
          </table:table-cell>
          <table:table-cell table:number-columns-repeated="1022"/>
        </table:table-row>
        <table:table-row table:style-name="ro1">
          <table:table-cell office:value-type="string">
            <text:p>smoky text</text:p>
          </table:table-cell>
          <table:table-cell office:value-type="string">
            <text:p><text:a xlink:href="https://codepen.io/bennettfeely/pen/lgybC">https://codepen.io/bennettfeely/pen/lgybC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zykłady inne</text:p>
          </table:table-cell>
          <table:table-cell office:value-type="string">
            <text:p><text:a xlink:href="https://bashooka.com/coding/codepen-examples-to-make-animated-headline/">https://bashooka.com/coding/codepen-examples-to-make-animated-headline/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zykłady cd</text:p>
          </table:table-cell>
          <table:table-cell office:value-type="string">
            <text:p><text:a xlink:href="https://uicookies.com/css-text-effects/">https://uicookies.com/css-text-effects/</text:a></text:p>
          </table:table-cell>
          <table:table-cell table:number-columns-repeated="1022"/>
        </table:table-row>
        <table:table-row table:style-name="ro1">
          <table:table-cell office:value-type="string">
            <text:p>efekt pisania klawiatura</text:p>
          </table:table-cell>
          <table:table-cell table:style-name="ce2" office:value-type="string">
            <text:p><text:a xlink:href="https://codepen.io/Tbgse/full/dYaJyJ">https://codepen.io/Tbgse/full/dYaJyJ</text:a>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ładny stroke</text:p>
          </table:table-cell>
          <table:table-cell office:value-type="string">
            <text:p><text:a xlink:href="https://codepen.io/mellis84/pen/JpVZNw">https://codepen.io/mellis84/pen/JpVZNw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ocus effect na tekscie</text:p>
          </table:table-cell>
          <table:table-cell office:value-type="string">
            <text:p><text:a xlink:href="https://codepen.io/jonnyscholes/full/QbKPdZ">https://codepen.io/jonnyscholes/full/QbKPdZ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ozwijanie tekstu podczas scrolingu</text:p>
          </table:table-cell>
          <table:table-cell office:value-type="string">
            <text:p><text:a xlink:href="https://codepen.io/esse/full/qxmqPQ">https://codepen.io/esse/full/qxmqPQ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fekt drżącego napisu na starym filmie</text:p>
          </table:table-cell>
          <table:table-cell office:value-type="string">
            <text:p><text:a xlink:href="https://codepen.io/mimikos/full/QMjjzy">https://codepen.io/mimikos/full/QMjjzy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and drawing buttons</text:p>
          </table:table-cell>
          <table:table-cell office:value-type="string">
            <text:p><text:a xlink:href="https://codepen.io/tmrDevelops/pen/VeRvKX">https://codepen.io/tmrDevelops/pen/VeRvKX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ąż – smok</text:p>
          </table:table-cell>
          <table:table-cell office:value-type="string">
            <text:p><text:a xlink:href="https://codepen.io/noeldelgado/pen/VLMNXd/">https://codepen.io/noeldelgado/pen/VLMNXd/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fekty css</text:p>
          </table:table-cell>
          <table:table-cell office:value-type="string">
            <text:p><text:a xlink:href="https://www.designyourway.net/blog/web-and-mobile-design/yes-you-can-actually-make-these-text-effects-in-css/">https://www.designyourway.net/blog/web-and-mobile-design/yes-you-can-actually-make-these-text-effects-in-css/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oztrzęsiony text</text:p>
          </table:table-cell>
          <table:table-cell office:value-type="string">
            <text:p><text:a xlink:href="https://codepen.io/lbebber/pen/KwGEQv">https://codepen.io/lbebber/pen/KwGEQv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enerowanie textu – licznik kilometrów</text:p>
          </table:table-cell>
          <table:table-cell office:value-type="string">
            <text:p><text:a xlink:href="https://codepen.io/lefoy/pen/oXadRa">https://codepen.io/lefoy/pen/oXadRa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imacja textu rozwijanie</text:p>
          </table:table-cell>
          <table:table-cell office:value-type="string">
            <text:p><text:a xlink:href="https://codepen.io/yemon/pen/dzgmxJ">https://codepen.io/yemon/pen/dzgmxJ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ładny stroke2</text:p>
          </table:table-cell>
          <table:table-cell office:value-type="string">
            <text:p><text:a xlink:href="https://codepen.io/tutsplus/pen/vdexgK">https://codepen.io/tutsplus/pen/vdexgK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ak wyżej</text:p>
          </table:table-cell>
          <table:table-cell office:value-type="string">
            <text:p><text:a xlink:href="https://codepen.io/marinamcpeak/pen/XYNdvd">https://codepen.io/marinamcpeak/pen/XYNdvd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xt wave</text:p>
          </table:table-cell>
          <table:table-cell office:value-type="string">
            <text:p><text:a xlink:href="https://codepen.io/YusukeNakaya/pen/EbMWgd">https://codepen.io/YusukeNakaya/pen/EbMWgd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apis do horroru</text:p>
          </table:table-cell>
          <table:table-cell office:value-type="string">
            <text:p><text:a xlink:href="https://codepen.io/Yuschick/full/BdYooL/">https://codepen.io/Yuschick/full/BdYooL/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lowing text animation</text:p>
          </table:table-cell>
          <table:table-cell office:value-type="string">
            <text:p><text:a xlink:href="https://codepen.io/StephenScaff/full/oLBqmw/">https://codepen.io/StephenScaff/full/oLBqmw/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chizofreniczne generowanie textu</text:p>
          </table:table-cell>
          <table:table-cell office:value-type="string">
            <text:p><text:a xlink:href="https://codepen.io/soulwire/pen/mErPAK">https://codepen.io/soulwire/pen/mErPAK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isanie na maszynie + kursor</text:p>
          </table:table-cell>
          <table:table-cell office:value-type="string">
            <text:p><text:a xlink:href="https://codepen.io/ConnorGaunt/pen/OReXZB">https://codepen.io/ConnorGaunt/pen/OReXZB</text:a></text:p>
          </table:table-cell>
          <table:table-cell table:number-columns-repeated="1022"/>
        </table:table-row>
      </table:table>
      <table:table table:name="Arkusz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08.11.2019</text:date>, <text:time>14:13:0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1:54:39.63</meta:creation-date>
    <dc:date>2019-11-08T14:13:08.80</dc:date>
    <meta:editing-duration>PT23H17M37S</meta:editing-duration>
    <meta:editing-cycles>149</meta:editing-cycles>
    <meta:generator>OpenOffice/4.1.4$Win32 OpenOffice.org_project/414m5$Build-9788</meta:generator>
    <meta:document-statistic meta:table-count="3" meta:cell-count="152" meta:object-count="0"/>
  </office:meta>
</office:document-meta>
</file>